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255.0739056257" calcext:value-type="float">
            <text:p>13255,0739056257</text:p>
          </table:table-cell>
          <table:table-cell office:value-type="float" office:value="35955.1010257182" calcext:value-type="float">
            <text:p>35955,1010257182</text:p>
          </table:table-cell>
          <table:table-cell office:value-type="float" office:value="21233.3460002516" calcext:value-type="float">
            <text:p>21233,34600025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8820357908551" calcext:value-type="float">
            <text:p>0,848820357908551</text:p>
          </table:table-cell>
          <table:table-cell office:value-type="float" office:value="0.858566246716" calcext:value-type="float">
            <text:p>0,858566246716</text:p>
          </table:table-cell>
          <table:table-cell office:value-type="float" office:value="0.589579511177246" calcext:value-type="float">
            <text:p>0,589579511177246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9809.4079103945" calcext:value-type="float">
            <text:p>19809,4079103945</text:p>
          </table:table-cell>
          <table:table-cell office:value-type="float" office:value="21955.1530074286" calcext:value-type="float">
            <text:p>21955,1530074286</text:p>
          </table:table-cell>
          <table:table-cell office:value-type="float" office:value="22265.8993024221" calcext:value-type="float">
            <text:p>22265,89930242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98818741045471" calcext:value-type="float">
            <text:p>2,98818741045471</text:p>
          </table:table-cell>
          <table:table-cell office:value-type="float" office:value="1.51213226934683" calcext:value-type="float">
            <text:p>1,51213226934683</text:p>
          </table:table-cell>
          <table:table-cell office:value-type="float" office:value="1.63063668546982" calcext:value-type="float">
            <text:p>1,630636685469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575847201955519" calcext:value-type="float">
            <text:p>0,057584720195552</text:p>
          </table:table-cell>
          <table:table-cell office:value-type="float" office:value="0" calcext:value-type="float">
            <text:p>0</text:p>
          </table:table-cell>
          <table:table-cell office:value-type="float" office:value="0.0466476151587622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420238.17145228" calcext:value-type="float">
            <text:p>1420238,17145228</text:p>
          </table:table-cell>
          <table:table-cell office:value-type="float" office:value="21824.0705167849" calcext:value-type="float">
            <text:p>21824,0705167849</text:p>
          </table:table-cell>
          <table:table-cell office:value-type="float" office:value="12495.4549821125" calcext:value-type="float">
            <text:p>12495,454982112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31968733467476" calcext:value-type="float">
            <text:p>3,31968733467476</text:p>
          </table:table-cell>
          <table:table-cell office:value-type="float" office:value="3.59679023575187" calcext:value-type="float">
            <text:p>3,59679023575187</text:p>
          </table:table-cell>
          <table:table-cell office:value-type="float" office:value="2.75327005577005" calcext:value-type="float">
            <text:p>2,75327005577005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3708771293079" calcext:value-type="float">
            <text:p>0,04737087712930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2080.6861464902" calcext:value-type="float">
            <text:p>12080,6861464902</text:p>
          </table:table-cell>
          <table:table-cell office:value-type="float" office:value="28299.9522366805" calcext:value-type="float">
            <text:p>28299,9522366805</text:p>
          </table:table-cell>
          <table:table-cell office:value-type="float" office:value="34104.5293726508" calcext:value-type="float">
            <text:p>34104,5293726508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75438996376242" calcext:value-type="float">
            <text:p>3,75438996376242</text:p>
          </table:table-cell>
          <table:table-cell office:value-type="float" office:value="10.8214786420341" calcext:value-type="float">
            <text:p>10,8214786420341</text:p>
          </table:table-cell>
          <table:table-cell office:value-type="float" office:value="4.29675645109192" calcext:value-type="float">
            <text:p>4,29675645109192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496153618544" calcext:value-type="float">
            <text:p>0,03249615361854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7769.795136872" calcext:value-type="float">
            <text:p>17769,795136872</text:p>
          </table:table-cell>
          <table:table-cell office:value-type="float" office:value="8613.10862787647" calcext:value-type="float">
            <text:p>8613,10862787647</text:p>
          </table:table-cell>
          <table:table-cell office:value-type="float" office:value="152947.790803881" calcext:value-type="float">
            <text:p>152947,790803881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90275065651925" calcext:value-type="float">
            <text:p>4,90275065651925</text:p>
          </table:table-cell>
          <table:table-cell office:value-type="float" office:value="0.489897948556635" calcext:value-type="float">
            <text:p>0,489897948556635</text:p>
          </table:table-cell>
          <table:table-cell office:value-type="float" office:value="5.75671468808382" calcext:value-type="float">
            <text:p>5,75671468808382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41172.267141219" calcext:value-type="float">
            <text:p>541172,267141219</text:p>
          </table:table-cell>
          <table:table-cell office:value-type="float" office:value="19571.1603715365" calcext:value-type="float">
            <text:p>19571,1603715365</text:p>
          </table:table-cell>
          <table:table-cell office:value-type="float" office:value="24160.932747301" calcext:value-type="float">
            <text:p>24160,932747301</text:p>
          </table:table-cell>
          <table:table-cell office:value-type="float" office:value="50000" calcext:value-type="float">
            <text:p>50000</text:p>
          </table:table-cell>
          <table:table-cell office:value-type="float" office:value="0.780779098080885" calcext:value-type="float">
            <text:p>0,780779098080885</text:p>
          </table:table-cell>
          <table:table-cell office:value-type="float" office:value="1.90685605120051" calcext:value-type="float">
            <text:p>1,90685605120051</text:p>
          </table:table-cell>
          <table:table-cell office:value-type="float" office:value="0.581807528311554" calcext:value-type="float">
            <text:p>0,581807528311554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293199325011" calcext:value-type="float">
            <text:p>0,0271293199325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797.3474977765" calcext:value-type="float">
            <text:p>13797,3474977765</text:p>
          </table:table-cell>
          <table:table-cell office:value-type="float" office:value="23589.3118907695" calcext:value-type="float">
            <text:p>23589,3118907695</text:p>
          </table:table-cell>
          <table:table-cell office:value-type="float" office:value="24878.4535493748" calcext:value-type="float">
            <text:p>24878,4535493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7645656895149" calcext:value-type="float">
            <text:p>1,47645656895149</text:p>
          </table:table-cell>
          <table:table-cell office:value-type="float" office:value="1.95100896973848" calcext:value-type="float">
            <text:p>1,95100896973848</text:p>
          </table:table-cell>
          <table:table-cell office:value-type="float" office:value="1.76029997443617" calcext:value-type="float">
            <text:p>1,7602999744361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7195.2032130359" calcext:value-type="float">
            <text:p>17195,2032130359</text:p>
          </table:table-cell>
          <table:table-cell office:value-type="float" office:value="98434.9824244389" calcext:value-type="float">
            <text:p>98434,9824244389</text:p>
          </table:table-cell>
          <table:table-cell office:value-type="float" office:value="18996.5183947059" calcext:value-type="float">
            <text:p>18996,5183947059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67498336443425" calcext:value-type="float">
            <text:p>2,67498336443425</text:p>
          </table:table-cell>
          <table:table-cell office:value-type="float" office:value="2.74074734333539" calcext:value-type="float">
            <text:p>2,74074734333539</text:p>
          </table:table-cell>
          <table:table-cell office:value-type="float" office:value="2.70368341341955" calcext:value-type="float">
            <text:p>2,70368341341955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493558507170125" calcext:value-type="float">
            <text:p>0,049355850717013</text:p>
          </table:table-cell>
          <table:table-cell office:value-type="float" office:value="0" calcext:value-type="float">
            <text:p>0</text:p>
          </table:table-cell>
          <table:table-cell office:value-type="float" office:value="0.0489897948556634" calcext:value-type="float">
            <text:p>0,04898979485566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6423.189028931" calcext:value-type="float">
            <text:p>16423,189028931</text:p>
          </table:table-cell>
          <table:table-cell office:value-type="float" office:value="30123.8075801118" calcext:value-type="float">
            <text:p>30123,8075801118</text:p>
          </table:table-cell>
          <table:table-cell office:value-type="float" office:value="14110.1216930401" calcext:value-type="float">
            <text:p>14110,121693040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91575050567656" calcext:value-type="float">
            <text:p>1,91575050567656</text:p>
          </table:table-cell>
          <table:table-cell office:value-type="float" office:value="11.4430590315702" calcext:value-type="float">
            <text:p>11,4430590315702</text:p>
          </table:table-cell>
          <table:table-cell office:value-type="float" office:value="2.93699233911156" calcext:value-type="float">
            <text:p>2,93699233911156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399999999999998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37486841740758" calcext:value-type="float">
            <text:p>0,0237486841740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63155.564491427" calcext:value-type="float">
            <text:p>263155,564491427</text:p>
          </table:table-cell>
          <table:table-cell office:value-type="float" office:value="37393.4148842493" calcext:value-type="float">
            <text:p>37393,4148842493</text:p>
          </table:table-cell>
          <table:table-cell office:value-type="float" office:value="14515.8278317153" calcext:value-type="float">
            <text:p>14515,8278317153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17938560077914" calcext:value-type="float">
            <text:p>4,17938560077914</text:p>
          </table:table-cell>
          <table:table-cell office:value-type="float" office:value="0.695413546028548" calcext:value-type="float">
            <text:p>0,695413546028548</text:p>
          </table:table-cell>
          <table:table-cell office:value-type="float" office:value="2.70435870401839" calcext:value-type="float">
            <text:p>2,70435870401839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020016.19893767" calcext:value-type="float">
            <text:p>6020016,19893767</text:p>
          </table:table-cell>
          <table:table-cell office:value-type="float" office:value="25463.0083360156" calcext:value-type="float">
            <text:p>25463,0083360156</text:p>
          </table:table-cell>
          <table:table-cell office:value-type="float" office:value="18323.774978972" calcext:value-type="float">
            <text:p>18323,774978972</text:p>
          </table:table-cell>
          <table:table-cell office:value-type="float" office:value="50000" calcext:value-type="float">
            <text:p>50000</text:p>
          </table:table-cell>
          <table:table-cell office:value-type="float" office:value="0.590677577024894" calcext:value-type="float">
            <text:p>0,590677577024894</text:p>
          </table:table-cell>
          <table:table-cell office:value-type="float" office:value="1.0430417057817" calcext:value-type="float">
            <text:p>1,0430417057817</text:p>
          </table:table-cell>
          <table:table-cell office:value-type="float" office:value="0.769542721361199" calcext:value-type="float">
            <text:p>0,769542721361199</text:p>
          </table:table-cell>
          <table:table-cell office:value-type="float" office:value="50000" calcext:value-type="float">
            <text:p>5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28.1756245706" calcext:value-type="float">
            <text:p>28228,1756245706</text:p>
          </table:table-cell>
          <table:table-cell office:value-type="float" office:value="27212.9407490554" calcext:value-type="float">
            <text:p>27212,9407490554</text:p>
          </table:table-cell>
          <table:table-cell office:value-type="float" office:value="17126.968418503" calcext:value-type="float">
            <text:p>17126,9684185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9243559325018" calcext:value-type="float">
            <text:p>1,49243559325018</text:p>
          </table:table-cell>
          <table:table-cell office:value-type="float" office:value="1.91626302996222" calcext:value-type="float">
            <text:p>1,91626302996222</text:p>
          </table:table-cell>
          <table:table-cell office:value-type="float" office:value="1.52318613439067" calcext:value-type="float">
            <text:p>1,5231861343906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6476151587623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8197.8060881635" calcext:value-type="float">
            <text:p>18197,8060881635</text:p>
          </table:table-cell>
          <table:table-cell office:value-type="float" office:value="28478.9938854939" calcext:value-type="float">
            <text:p>28478,9938854939</text:p>
          </table:table-cell>
          <table:table-cell office:value-type="float" office:value="14800.2718475033" calcext:value-type="float">
            <text:p>14800,2718475033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97247102593112" calcext:value-type="float">
            <text:p>2,97247102593112</text:p>
          </table:table-cell>
          <table:table-cell office:value-type="float" office:value="3.6329514172364" calcext:value-type="float">
            <text:p>3,6329514172364</text:p>
          </table:table-cell>
          <table:table-cell office:value-type="float" office:value="3.41940111715487" calcext:value-type="float">
            <text:p>3,41940111715487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71474.141052654" calcext:value-type="float">
            <text:p>171474,141052654</text:p>
          </table:table-cell>
          <table:table-cell office:value-type="float" office:value="23032.5225343296" calcext:value-type="float">
            <text:p>23032,5225343296</text:p>
          </table:table-cell>
          <table:table-cell office:value-type="float" office:value="89395.0124434602" calcext:value-type="float">
            <text:p>89395,0124434602</text:p>
          </table:table-cell>
          <table:table-cell office:value-type="float" office:value="400000" calcext:value-type="float">
            <text:p>400000</text:p>
          </table:table-cell>
          <table:table-cell office:value-type="float" office:value="4.33004803668504" calcext:value-type="float">
            <text:p>4,33004803668504</text:p>
          </table:table-cell>
          <table:table-cell office:value-type="float" office:value="9.7151446721086" calcext:value-type="float">
            <text:p>9,7151446721086</text:p>
          </table:table-cell>
          <table:table-cell office:value-type="float" office:value="4.86917857548889" calcext:value-type="float">
            <text:p>4,86917857548889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0460.1190770278" calcext:value-type="float">
            <text:p>10460,1190770278</text:p>
          </table:table-cell>
          <table:table-cell office:value-type="float" office:value="35812.0308002772" calcext:value-type="float">
            <text:p>35812,0308002772</text:p>
          </table:table-cell>
          <table:table-cell office:value-type="float" office:value="17591.6831674061" calcext:value-type="float">
            <text:p>17591,6831674061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20645326259135" calcext:value-type="float">
            <text:p>2,20645326259135</text:p>
          </table:table-cell>
          <table:table-cell office:value-type="float" office:value="0.573061951275776" calcext:value-type="float">
            <text:p>0,573061951275776</text:p>
          </table:table-cell>
          <table:table-cell office:value-type="float" office:value="3.20765584188828" calcext:value-type="float">
            <text:p>3,20765584188828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6259.6394302816" calcext:value-type="float">
            <text:p>26259,6394302816</text:p>
          </table:table-cell>
          <table:table-cell office:value-type="float" office:value="32241.7916966226" calcext:value-type="float">
            <text:p>32241,7916966226</text:p>
          </table:table-cell>
          <table:table-cell office:value-type="float" office:value="231809.257280226" calcext:value-type="float">
            <text:p>231809,2572802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732188500319419" calcext:value-type="float">
            <text:p>0,732188500319419</text:p>
          </table:table-cell>
          <table:table-cell office:value-type="float" office:value="0.943663075467086" calcext:value-type="float">
            <text:p>0,943663075467086</text:p>
          </table:table-cell>
          <table:table-cell office:value-type="float" office:value="0.637495098020369" calcext:value-type="float">
            <text:p>0,637495098020369</text:p>
          </table:table-cell>
          <table:table-cell office:value-type="float" office:value="50000" calcext:value-type="float">
            <text:p>5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8785.9855935216" calcext:value-type="float">
            <text:p>18785,9855935216</text:p>
          </table:table-cell>
          <table:table-cell office:value-type="float" office:value="44714.668269645" calcext:value-type="float">
            <text:p>44714,668269645</text:p>
          </table:table-cell>
          <table:table-cell office:value-type="float" office:value="20782.8222453929" calcext:value-type="float">
            <text:p>20782,82224539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92256591939" calcext:value-type="float">
            <text:p>1,73692256591939</text:p>
          </table:table-cell>
          <table:table-cell office:value-type="float" office:value="2.47324564085333" calcext:value-type="float">
            <text:p>2,47324564085333</text:p>
          </table:table-cell>
          <table:table-cell office:value-type="float" office:value="1.35227807791149" calcext:value-type="float">
            <text:p>1,3522780779114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6606055596466" calcext:value-type="float">
            <text:p>0,03666060555964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8201.4698758534" calcext:value-type="float">
            <text:p>18201,4698758534</text:p>
          </table:table-cell>
          <table:table-cell office:value-type="float" office:value="1394785.94753025" calcext:value-type="float">
            <text:p>1394785,94753025</text:p>
          </table:table-cell>
          <table:table-cell office:value-type="float" office:value="12556.0143966945" calcext:value-type="float">
            <text:p>12556,014396694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0499416387859" calcext:value-type="float">
            <text:p>3,0499416387859</text:p>
          </table:table-cell>
          <table:table-cell office:value-type="float" office:value="4.0065466426837" calcext:value-type="float">
            <text:p>4,0065466426837</text:p>
          </table:table-cell>
          <table:table-cell office:value-type="float" office:value="3.44957968454129" calcext:value-type="float">
            <text:p>3,44957968454129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3558507170121" calcext:value-type="float">
            <text:p>0,04935585071701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19874.980127487" calcext:value-type="float">
            <text:p>319874,980127487</text:p>
          </table:table-cell>
          <table:table-cell office:value-type="float" office:value="18682.0565000323" calcext:value-type="float">
            <text:p>18682,0565000323</text:p>
          </table:table-cell>
          <table:table-cell office:value-type="float" office:value="19007.7853809538" calcext:value-type="float">
            <text:p>19007,7853809538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53682117161725" calcext:value-type="float">
            <text:p>3,53682117161725</text:p>
          </table:table-cell>
          <table:table-cell office:value-type="float" office:value="5.38639062824077" calcext:value-type="float">
            <text:p>5,38639062824077</text:p>
          </table:table-cell>
          <table:table-cell office:value-type="float" office:value="3.06065613880423" calcext:value-type="float">
            <text:p>3,06065613880423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384187454245973" calcext:value-type="float">
            <text:p>0,038418745424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4778.0316048309" calcext:value-type="float">
            <text:p>24778,0316048309</text:p>
          </table:table-cell>
          <table:table-cell office:value-type="float" office:value="30251.0956781139" calcext:value-type="float">
            <text:p>30251,0956781139</text:p>
          </table:table-cell>
          <table:table-cell office:value-type="float" office:value="30571.3410415768" calcext:value-type="float">
            <text:p>30571,3410415768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30239246607668" calcext:value-type="float">
            <text:p>3,30239246607668</text:p>
          </table:table-cell>
          <table:table-cell office:value-type="float" office:value="0.698856208386246" calcext:value-type="float">
            <text:p>0,698856208386246</text:p>
          </table:table-cell>
          <table:table-cell office:value-type="float" office:value="1.84932528236652" calcext:value-type="float">
            <text:p>1,84932528236652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059.6452708859" calcext:value-type="float">
            <text:p>12059,6452708859</text:p>
          </table:table-cell>
          <table:table-cell office:value-type="float" office:value="27138.361356051" calcext:value-type="float">
            <text:p>27138,361356051</text:p>
          </table:table-cell>
          <table:table-cell office:value-type="float" office:value="22181.0895692705" calcext:value-type="float">
            <text:p>22181,0895692705</text:p>
          </table:table-cell>
          <table:table-cell office:value-type="float" office:value="50000" calcext:value-type="float">
            <text:p>50000</text:p>
          </table:table-cell>
          <table:table-cell office:value-type="float" office:value="0.811371678085944" calcext:value-type="float">
            <text:p>0,811371678085944</text:p>
          </table:table-cell>
          <table:table-cell office:value-type="float" office:value="1.10635256586678" calcext:value-type="float">
            <text:p>1,10635256586678</text:p>
          </table:table-cell>
          <table:table-cell office:value-type="float" office:value="0.604767724006498" calcext:value-type="float">
            <text:p>0,604767724006498</text:p>
          </table:table-cell>
          <table:table-cell office:value-type="float" office:value="50000" calcext:value-type="float">
            <text:p>5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8546.4256355881" calcext:value-type="float">
            <text:p>18546,4256355881</text:p>
          </table:table-cell>
          <table:table-cell office:value-type="float" office:value="30983.9202551517" calcext:value-type="float">
            <text:p>30983,9202551517</text:p>
          </table:table-cell>
          <table:table-cell office:value-type="float" office:value="17473.3741941847" calcext:value-type="float">
            <text:p>17473,37419418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81094010963" calcext:value-type="float">
            <text:p>1,53381094010963</text:p>
          </table:table-cell>
          <table:table-cell office:value-type="float" office:value="2.71884975679054" calcext:value-type="float">
            <text:p>2,71884975679054</text:p>
          </table:table-cell>
          <table:table-cell office:value-type="float" office:value="1.33752607451219" calcext:value-type="float">
            <text:p>1,3375260745121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9897948556636" calcext:value-type="float">
            <text:p>0,0489897948556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3273.5488501518" calcext:value-type="float">
            <text:p>23273,5488501518</text:p>
          </table:table-cell>
          <table:table-cell office:value-type="float" office:value="15557.3005127368" calcext:value-type="float">
            <text:p>15557,3005127368</text:p>
          </table:table-cell>
          <table:table-cell office:value-type="float" office:value="12742.7128690244" calcext:value-type="float">
            <text:p>12742,7128690244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09844864407981" calcext:value-type="float">
            <text:p>3,09844864407981</text:p>
          </table:table-cell>
          <table:table-cell office:value-type="float" office:value="3.97791100956268" calcext:value-type="float">
            <text:p>3,97791100956268</text:p>
          </table:table-cell>
          <table:table-cell office:value-type="float" office:value="2.27595782034729" calcext:value-type="float">
            <text:p>2,2759578203472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600333240792146" calcext:value-type="float">
            <text:p>0,060033324079215</text:p>
          </table:table-cell>
          <table:table-cell office:value-type="float" office:value="0" calcext:value-type="float">
            <text:p>0</text:p>
          </table:table-cell>
          <table:table-cell office:value-type="float" office:value="0.0515363949069006" calcext:value-type="float">
            <text:p>0,05153639490690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479.4083699024" calcext:value-type="float">
            <text:p>14479,4083699024</text:p>
          </table:table-cell>
          <table:table-cell office:value-type="float" office:value="26414.2518351287" calcext:value-type="float">
            <text:p>26414,2518351287</text:p>
          </table:table-cell>
          <table:table-cell office:value-type="float" office:value="342923.870996384" calcext:value-type="float">
            <text:p>342923,870996384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09042650778173" calcext:value-type="float">
            <text:p>3,09042650778173</text:p>
          </table:table-cell>
          <table:table-cell office:value-type="float" office:value="8.29867001392392" calcext:value-type="float">
            <text:p>8,29867001392392</text:p>
          </table:table-cell>
          <table:table-cell office:value-type="float" office:value="3.72697410777161" calcext:value-type="float">
            <text:p>3,72697410777161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9899.38961924421" calcext:value-type="float">
            <text:p>9899,38961924421</text:p>
          </table:table-cell>
          <table:table-cell office:value-type="float" office:value="23778.2659696118" calcext:value-type="float">
            <text:p>23778,2659696118</text:p>
          </table:table-cell>
          <table:table-cell office:value-type="float" office:value="19024.5825502164" calcext:value-type="float">
            <text:p>19024,5825502164</text:p>
          </table:table-cell>
          <table:table-cell office:value-type="float" office:value="800000" calcext:value-type="float">
            <text:p>800000</text:p>
          </table:table-cell>
          <table:table-cell office:value-type="float" office:value="1.91404911117766" calcext:value-type="float">
            <text:p>1,91404911117766</text:p>
          </table:table-cell>
          <table:table-cell office:value-type="float" office:value="0.633719180710195" calcext:value-type="float">
            <text:p>0,633719180710195</text:p>
          </table:table-cell>
          <table:table-cell office:value-type="float" office:value="2.62123711251005" calcext:value-type="float">
            <text:p>2,62123711251005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2];[.B11];[.B20];[.B29];[.B38])" office:value-type="float" office:value="1322552.56493714" calcext:value-type="float">
            <text:p>1322552,56493714</text:p>
          </table:table-cell>
          <table:table-cell table:formula="of:=AVERAGE([.C2];[.C11];[.C20];[.C29];[.C38])" office:value-type="float" office:value="28073.8845571888" calcext:value-type="float">
            <text:p>28073,8845571888</text:p>
          </table:table-cell>
          <table:table-cell table:formula="of:=AVERAGE([.D2];[.D11];[.D20];[.D29];[.D38])" office:value-type="float" office:value="63541.6801152042" calcext:value-type="float">
            <text:p>63541,6801152042</text:p>
          </table:table-cell>
          <table:table-cell table:formula="of:=AVERAGE([.E2];[.E11];[.E20];[.E29];[.E38])" office:value-type="float" office:value="50000" calcext:value-type="float">
            <text:p>50000</text:p>
          </table:table-cell>
          <table:table-cell table:formula="of:=AVERAGE([.F2];[.F11];[.F20];[.F29];[.F38])" office:value-type="float" office:value="0.752767442283939" calcext:value-type="float">
            <text:p>0,752767442283939</text:p>
          </table:table-cell>
          <table:table-cell table:formula="of:=AVERAGE([.G2];[.G11];[.G20];[.G29];[.G38])" office:value-type="float" office:value="1.17169592900642" calcext:value-type="float">
            <text:p>1,17169592900642</text:p>
          </table:table-cell>
          <table:table-cell table:formula="of:=AVERAGE([.H2];[.H11];[.H20];[.H29];[.H38])" office:value-type="float" office:value="0.636638516575373" calcext:value-type="float">
            <text:p>0,636638516575373</text:p>
          </table:table-cell>
          <table:table-cell table:formula="of:=AVERAGE([.I2];[.I11];[.I20];[.I29];[.I38])" office:value-type="float" office:value="50000" calcext:value-type="float">
            <text:p>50000</text:p>
          </table:table-cell>
          <table:table-cell table:formula="of:=AVERAGE([.J2];[.J11];[.J20];[.J29];[.J38])" office:value-type="float" office:value="0" calcext:value-type="float">
            <text:p>0</text:p>
          </table:table-cell>
          <table:table-cell table:formula="of:=AVERAGE([.K2];[.K11];[.K20];[.K29];[.K38])" office:value-type="float" office:value="0" calcext:value-type="float">
            <text:p>0</text:p>
          </table:table-cell>
          <table:table-cell table:formula="of:=AVERAGE([.L2];[.L11];[.L20];[.L29];[.L38])" office:value-type="float" office:value="0.0153938126220019" calcext:value-type="float">
            <text:p>0,0153938126220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B3];[.B12];[.B21];[.B30];[.B39])" office:value-type="float" office:value="19833.4684523703" calcext:value-type="float">
            <text:p>19833,4684523703</text:p>
          </table:table-cell>
          <table:table-cell table:formula="of:=AVERAGE([.C3];[.C12];[.C21];[.C30];[.C39])" office:value-type="float" office:value="29691.19883441" calcext:value-type="float">
            <text:p>29691,19883441</text:p>
          </table:table-cell>
          <table:table-cell table:formula="of:=AVERAGE([.D3];[.D12];[.D21];[.D30];[.D39])" office:value-type="float" office:value="20505.5035419755" calcext:value-type="float">
            <text:p>20505,5035419755</text:p>
          </table:table-cell>
          <table:table-cell table:formula="of:=AVERAGE([.E3];[.E12];[.E21];[.E30];[.E39])" office:value-type="float" office:value="100000" calcext:value-type="float">
            <text:p>100000</text:p>
          </table:table-cell>
          <table:table-cell table:formula="of:=AVERAGE([.F3];[.F12];[.F21];[.F30];[.F39])" office:value-type="float" office:value="1.84556261573708" calcext:value-type="float">
            <text:p>1,84556261573708</text:p>
          </table:table-cell>
          <table:table-cell table:formula="of:=AVERAGE([.G3];[.G12];[.G21];[.G30];[.G39])" office:value-type="float" office:value="2.11429993333828" calcext:value-type="float">
            <text:p>2,11429993333828</text:p>
          </table:table-cell>
          <table:table-cell table:formula="of:=AVERAGE([.H3];[.H12];[.H21];[.H30];[.H39])" office:value-type="float" office:value="1.52078538934407" calcext:value-type="float">
            <text:p>1,52078538934407</text:p>
          </table:table-cell>
          <table:table-cell table:formula="of:=AVERAGE([.I3];[.I12];[.I21];[.I30];[.I39])" office:value-type="float" office:value="100000" calcext:value-type="float">
            <text:p>100000</text:p>
          </table:table-cell>
          <table:table-cell table:formula="of:=AVERAGE([.J3];[.J12];[.J21];[.J30];[.J39])" office:value-type="float" office:value="0.0115169440391104" calcext:value-type="float">
            <text:p>0,01151694403911</text:p>
          </table:table-cell>
          <table:table-cell table:formula="of:=AVERAGE([.K3];[.K12];[.K21];[.K30];[.K39])" office:value-type="float" office:value="0" calcext:value-type="float">
            <text:p>0</text:p>
          </table:table-cell>
          <table:table-cell table:formula="of:=AVERAGE([.L3];[.L12];[.L21];[.L30];[.L39])" office:value-type="float" office:value="0.0357891261465669" calcext:value-type="float">
            <text:p>0,0357891261465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VERAGE([.B4];[.B13];[.B22];[.B31];[.B40])" office:value-type="float" office:value="299421.239895897" calcext:value-type="float">
            <text:p>299421,239895897</text:p>
          </table:table-cell>
          <table:table-cell table:formula="of:=AVERAGE([.C4];[.C13];[.C22];[.C31];[.C40])" office:value-type="float" office:value="311816.258973941" calcext:value-type="float">
            <text:p>311816,258973941</text:p>
          </table:table-cell>
          <table:table-cell table:formula="of:=AVERAGE([.D4];[.D13];[.D22];[.D31];[.D40])" office:value-type="float" office:value="14318.1944980081" calcext:value-type="float">
            <text:p>14318,1944980081</text:p>
          </table:table-cell>
          <table:table-cell table:formula="of:=AVERAGE([.E4];[.E13];[.E22];[.E31];[.E40])" office:value-type="float" office:value="200000" calcext:value-type="float">
            <text:p>200000</text:p>
          </table:table-cell>
          <table:table-cell table:formula="of:=AVERAGE([.F4];[.F13];[.F22];[.F31];[.F40])" office:value-type="float" office:value="3.02310640158117" calcext:value-type="float">
            <text:p>3,02310640158117</text:p>
          </table:table-cell>
          <table:table-cell table:formula="of:=AVERAGE([.G4];[.G13];[.G22];[.G31];[.G40])" office:value-type="float" office:value="3.59098932971401" calcext:value-type="float">
            <text:p>3,59098932971401</text:p>
          </table:table-cell>
          <table:table-cell table:formula="of:=AVERAGE([.H4];[.H13];[.H22];[.H31];[.H40])" office:value-type="float" office:value="2.92037841824661" calcext:value-type="float">
            <text:p>2,92037841824661</text:p>
          </table:table-cell>
          <table:table-cell table:formula="of:=AVERAGE([.I4];[.I13];[.I22];[.I31];[.I40])" office:value-type="float" office:value="200000" calcext:value-type="float">
            <text:p>200000</text:p>
          </table:table-cell>
          <table:table-cell table:formula="of:=AVERAGE([.J4];[.J13];[.J22];[.J31];[.J40])" office:value-type="float" office:value="0.0218778349592454" calcext:value-type="float">
            <text:p>0,021877834959246</text:p>
          </table:table-cell>
          <table:table-cell table:formula="of:=AVERAGE([.K4];[.K13];[.K22];[.K31];[.K40])" office:value-type="float" office:value="0" calcext:value-type="float">
            <text:p>0</text:p>
          </table:table-cell>
          <table:table-cell table:formula="of:=AVERAGE([.L4];[.L13];[.L22];[.L31];[.L40])" office:value-type="float" office:value="0.0394505835217768" calcext:value-type="float">
            <text:p>0,03945058352177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VERAGE([.B5];[.B14];[.B23];[.B32];[.B41])" office:value-type="float" office:value="106866.480945093" calcext:value-type="float">
            <text:p>106866,480945093</text:p>
          </table:table-cell>
          <table:table-cell table:formula="of:=AVERAGE([.C5];[.C14];[.C23];[.C32];[.C41])" office:value-type="float" office:value="25310.5181372566" calcext:value-type="float">
            <text:p>25310,5181372566</text:p>
          </table:table-cell>
          <table:table-cell table:formula="of:=AVERAGE([.D5];[.D14];[.D23];[.D32];[.D41])" office:value-type="float" office:value="99908.2639772978" calcext:value-type="float">
            <text:p>99908,2639772978</text:p>
          </table:table-cell>
          <table:table-cell table:formula="of:=AVERAGE([.E5];[.E14];[.E23];[.E32];[.E41])" office:value-type="float" office:value="400000" calcext:value-type="float">
            <text:p>400000</text:p>
          </table:table-cell>
          <table:table-cell table:formula="of:=AVERAGE([.F5];[.F14];[.F23];[.F32];[.F41])" office:value-type="float" office:value="3.3254872371046" calcext:value-type="float">
            <text:p>3,3254872371046</text:p>
          </table:table-cell>
          <table:table-cell table:formula="of:=AVERAGE([.G5];[.G14];[.G23];[.G32];[.G41])" office:value-type="float" office:value="9.13294859757552" calcext:value-type="float">
            <text:p>9,13294859757552</text:p>
          </table:table-cell>
          <table:table-cell table:formula="of:=AVERAGE([.H5];[.H14];[.H23];[.H32];[.H41])" office:value-type="float" office:value="3.77811152245364" calcext:value-type="float">
            <text:p>3,77811152245364</text:p>
          </table:table-cell>
          <table:table-cell table:formula="of:=AVERAGE([.I5];[.I14];[.I23];[.I32];[.I41])" office:value-type="float" office:value="400000" calcext:value-type="float">
            <text:p>400000</text:p>
          </table:table-cell>
          <table:table-cell table:formula="of:=AVERAGE([.J5];[.J14];[.J23];[.J32];[.J41])" office:value-type="float" office:value="0.0156837490849194" calcext:value-type="float">
            <text:p>0,01568374908492</text:p>
          </table:table-cell>
          <table:table-cell table:formula="of:=AVERAGE([.K5];[.K14];[.K23];[.K32];[.K41])" office:value-type="float" office:value="0" calcext:value-type="float">
            <text:p>0</text:p>
          </table:table-cell>
          <table:table-cell table:formula="of:=AVERAGE([.L5];[.L14];[.L23];[.L32];[.L41])" office:value-type="float" office:value="0.011248967558524" calcext:value-type="float">
            <text:p>0,01124896755852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AVERAGE([.B6];[.B15];[.B24];[.B33];[.B42])" office:value-type="float" office:value="65212.5799858804" calcext:value-type="float">
            <text:p>65212,5799858804</text:p>
          </table:table-cell>
          <table:table-cell table:formula="of:=AVERAGE([.C6];[.C15];[.C24];[.C33];[.C42])" office:value-type="float" office:value="27169.5831920257" calcext:value-type="float">
            <text:p>27169,5831920257</text:p>
          </table:table-cell>
          <table:table-cell table:formula="of:=AVERAGE([.D6];[.D15];[.D24];[.D33];[.D42])" office:value-type="float" office:value="46930.2450789591" calcext:value-type="float">
            <text:p>46930,2450789591</text:p>
          </table:table-cell>
          <table:table-cell table:formula="of:=AVERAGE([.E6];[.E15];[.E24];[.E33];[.E42])" office:value-type="float" office:value="800000" calcext:value-type="float">
            <text:p>800000</text:p>
          </table:table-cell>
          <table:table-cell table:formula="of:=AVERAGE([.F6];[.F15];[.F24];[.F33];[.F42])" office:value-type="float" office:value="3.30100621942882" calcext:value-type="float">
            <text:p>3,30100621942882</text:p>
          </table:table-cell>
          <table:table-cell table:formula="of:=AVERAGE([.G6];[.G15];[.G24];[.G33];[.G42])" office:value-type="float" office:value="0.61818976699148" calcext:value-type="float">
            <text:p>0,61818976699148</text:p>
          </table:table-cell>
          <table:table-cell table:formula="of:=AVERAGE([.H6];[.H15];[.H24];[.H33];[.H42])" office:value-type="float" office:value="3.22785832577341" calcext:value-type="float">
            <text:p>3,22785832577341</text:p>
          </table:table-cell>
          <table:table-cell table:formula="of:=AVERAGE([.I6];[.I15];[.I24];[.I33];[.I42])" office:value-type="float" office:value="800000" calcext:value-type="float">
            <text:p>800000</text:p>
          </table:table-cell>
          <table:table-cell table:formula="of:=AVERAGE([.J6];[.J15];[.J24];[.J33];[.J42])" office:value-type="float" office:value="0" calcext:value-type="float">
            <text:p>0</text:p>
          </table:table-cell>
          <table:table-cell table:formula="of:=AVERAGE([.K6];[.K15];[.K24];[.K33];[.K42])" office:value-type="float" office:value="0" calcext:value-type="float">
            <text:p>0</text:p>
          </table:table-cell>
          <table:table-cell table:formula="of:=AVERAGE([.L6];[.L15];[.L24];[.L33];[.L4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9:48.6644075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20T14:29:55.890134199</dc:date>
    <meta:editing-duration>PT19H16M31S</meta:editing-duration>
    <meta:editing-cycles>21</meta:editing-cycles>
    <meta:generator>LibreOffice/6.0.7.3$Linux_X86_64 LibreOffice_project/00m0$Build-3</meta:generator>
    <meta:document-statistic meta:table-count="1" meta:cell-count="455" meta:object-count="0"/>
  </office:meta>
</office:document-meta>
</file>